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26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27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29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0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1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32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34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35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38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0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1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42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43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44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45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46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47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48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49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0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1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52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55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56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58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59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0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1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62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65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66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67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68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69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0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1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76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77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78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79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0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82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83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84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85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86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87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88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89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0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1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92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93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3cm"/>
    </style:style>
    <style:style style:name="gr95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96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97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98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99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100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1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02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03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04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05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06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07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08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09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10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1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12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13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14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15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17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18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gr119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0" style:family="graphic" style:parent-style-name="standard">
      <style:graphic-properties draw:textarea-horizontal-align="justify" draw:textarea-vertical-align="middle" draw:auto-grow-height="false" fo:min-height="2.354cm" fo:min-width="7.248cm"/>
    </style:style>
    <style:style style:name="gr121" style:family="graphic" style:parent-style-name="standard">
      <style:graphic-properties draw:textarea-horizontal-align="justify" draw:textarea-vertical-align="middle" draw:auto-grow-height="false" fo:min-height="1.637cm" fo:min-width="7.135cm"/>
    </style:style>
    <style:style style:name="gr122" style:family="graphic" style:parent-style-name="standard">
      <style:graphic-properties draw:textarea-horizontal-align="justify" draw:textarea-vertical-align="middle" draw:auto-grow-height="false" fo:min-height="1.457cm" fo:min-width="3.99cm"/>
    </style:style>
    <style:style style:name="gr123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124" style:family="graphic" style:parent-style-name="standard">
      <style:graphic-properties draw:textarea-horizontal-align="justify" draw:textarea-vertical-align="middle" draw:auto-grow-height="false" fo:min-height="1.402cm" fo:min-width="1.85cm"/>
    </style:style>
    <style:style style:name="gr125" style:family="graphic" style:parent-style-name="standard">
      <style:graphic-properties draw:textarea-horizontal-align="justify" draw:textarea-vertical-align="middle" draw:auto-grow-height="false" fo:min-height="1.087cm" fo:min-width="2.285cm"/>
    </style:style>
    <style:style style:name="gr126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127" style:family="graphic" style:parent-style-name="standard">
      <style:graphic-properties draw:textarea-horizontal-align="justify" draw:textarea-vertical-align="middle" draw:auto-grow-height="false" fo:min-height="1.279cm" fo:min-width="9.531cm" fo:wrap-option="no-wrap"/>
    </style:style>
    <style:style style:name="gr128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29" style:family="graphic" style:parent-style-name="standard">
      <style:graphic-properties draw:textarea-horizontal-align="justify" draw:textarea-vertical-align="middle" draw:auto-grow-height="false" fo:min-height="3.179cm" fo:min-width="8.898cm"/>
    </style:style>
    <style:style style:name="gr130" style:family="graphic" style:parent-style-name="standard">
      <style:graphic-properties draw:textarea-horizontal-align="justify" draw:textarea-vertical-align="middle" draw:auto-grow-height="false" fo:min-height="4.22cm" fo:min-width="15.141cm" fo:wrap-option="no-wrap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2" style:family="graphic" style:parent-style-name="standard">
      <style:graphic-properties draw:textarea-horizontal-align="justify" draw:textarea-vertical-align="middle" draw:auto-grow-height="false" fo:min-height="0.957cm" fo:min-width="3.438cm"/>
    </style:style>
    <style:style style:name="gr133" style:family="graphic" style:parent-style-name="standard">
      <style:graphic-properties draw:textarea-horizontal-align="justify" draw:textarea-vertical-align="middle" draw:auto-grow-height="false" fo:min-height="1.457cm" fo:min-width="5.517cm"/>
    </style:style>
    <style:style style:name="gr134" style:family="graphic" style:parent-style-name="standard">
      <style:graphic-properties draw:textarea-horizontal-align="justify" draw:textarea-vertical-align="middle" draw:auto-grow-height="false" fo:min-height="0.926cm" fo:min-width="7.145cm" fo:wrap-option="no-wrap"/>
    </style:style>
    <style:style style:name="gr135" style:family="graphic" style:parent-style-name="standard">
      <style:graphic-properties draw:textarea-horizontal-align="justify" draw:textarea-vertical-align="middle" draw:auto-grow-height="false" fo:min-height="1.274cm" fo:min-width="1.914cm"/>
    </style:style>
    <style:style style:name="gr136" style:family="graphic" style:parent-style-name="standard">
      <style:graphic-properties draw:textarea-horizontal-align="justify" draw:textarea-vertical-align="middle" draw:auto-grow-height="false" fo:min-height="1.656cm" fo:min-width="1.914cm"/>
    </style:style>
    <style:style style:name="gr137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138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39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140" style:family="graphic" style:parent-style-name="standard">
      <style:graphic-properties draw:textarea-horizontal-align="justify" draw:textarea-vertical-align="middle" draw:auto-grow-height="false" fo:min-height="3.306cm" fo:min-width="9.217cm"/>
    </style:style>
    <style:style style:name="gr141" style:family="graphic" style:parent-style-name="standard">
      <style:graphic-properties draw:textarea-horizontal-align="justify" draw:textarea-vertical-align="middle" draw:auto-grow-height="false" fo:min-height="1.986cm" fo:min-width="3.963cm"/>
    </style:style>
    <style:style style:name="gr142" style:family="graphic" style:parent-style-name="standard">
      <style:graphic-properties draw:textarea-horizontal-align="justify" draw:textarea-vertical-align="middle" draw:auto-grow-height="false" fo:min-height="2.574cm" fo:min-width="13.259cm" fo:wrap-option="no-wrap"/>
    </style:style>
    <style:style style:name="gr143" style:family="graphic" style:parent-style-name="standard">
      <style:graphic-properties draw:textarea-horizontal-align="justify" draw:textarea-vertical-align="middle" draw:auto-grow-height="false" fo:min-height="4.314cm" fo:min-width="11.311cm"/>
    </style:style>
    <style:style style:name="gr144" style:family="graphic" style:parent-style-name="standard">
      <style:graphic-properties draw:textarea-horizontal-align="justify" draw:textarea-vertical-align="middle" draw:auto-grow-height="false" fo:min-height="0.716cm" fo:min-width="1.519cm"/>
    </style:style>
    <style:style style:name="gr145" style:family="graphic" style:parent-style-name="objectwithoutfill">
      <style:graphic-properties draw:stroke="dash" draw:stroke-dash="Fine_20_Dashed" draw:fill="none" draw:textarea-vertical-align="middle"/>
    </style:style>
    <style:style style:name="gr146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147" style:family="graphic" style:parent-style-name="standard">
      <style:graphic-properties draw:textarea-horizontal-align="justify" draw:textarea-vertical-align="middle" draw:auto-grow-height="false" fo:min-height="3.687cm" fo:min-width="6.485cm"/>
    </style:style>
    <style:style style:name="gr148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149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150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151" style:family="graphic" style:parent-style-name="standard">
      <style:graphic-properties draw:textarea-horizontal-align="justify" draw:textarea-vertical-align="middle" draw:auto-grow-height="false" fo:min-height="1.457cm" fo:min-width="4.2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1.889cm" svg:y="13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2.397cm" svg:y="14.4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2.5cm" svg:y="13.373cm">
          <draw:text-box>
            <text:p>PollThread:omni_thread</text:p>
          </draw:text-box>
        </draw:frame>
        <draw:frame draw:style-name="gr10" draw:layer="layout" svg:width="10.764cm" svg:height="13.049cm" svg:x="3.159cm" svg:y="16.24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2.483cm" svg:y="14.77cm">
          <draw:text-box>
            <text:p>private:</text:p>
          </draw:text-box>
        </draw:frame>
        <draw:custom-shape draw:style-name="gr12" draw:text-style-name="P1" draw:layer="layout" svg:width="12.065cm" svg:height="4.572cm" svg:x="15.224cm" svg:y="14.46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15.732cm" svg:y="14.843cm">
          <draw:text-box>
            <text:p>static:</text:p>
          </draw:text-box>
        </draw:frame>
        <draw:frame draw:style-name="gr14" draw:layer="layout" svg:width="8.147cm" svg:height="2.384cm" svg:x="15.986cm" svg:y="16.367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draw:layer="layout" svg:width="12.065cm" svg:height="9.906cm" svg:x="15.224cm" svg:y="19.796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15.81cm" svg:y="20.939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15.459cm" svg:y="20.05cm">
          <draw:text-box>
            <text:p>protected:</text:p>
          </draw:text-box>
        </draw:frame>
        <draw:custom-shape draw:style-name="gr18" draw:text-style-name="P1" draw:layer="layout" svg:width="21.082cm" svg:height="8.128cm" svg:x="1.889cm" svg:y="31.98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2.397cm" svg:y="34.147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2.111cm" svg:y="32.75cm">
          <draw:text-box>
            <text:p>WorkItem</text:p>
          </draw:text-box>
        </draw:frame>
        <draw:custom-shape draw:style-name="gr21" draw:text-style-name="P1" draw:layer="layout" svg:width="9.906cm" svg:height="1.27cm" svg:x="27.543cm" svg:y="20.304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22" draw:text-style-name="P1" xml:id="id1" draw:id="id1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" draw:id="id2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1.033cm" svg:y1="-3.953cm" svg:x2="11.033cm" svg:y2="-2.175cm" draw:start-shape="id1" draw:start-glue-point="8" draw:end-shape="id2" draw:end-glue-point="4" svg:d="M11033-3953v1778" svg:viewBox="0 0 1 1779">
          <text:p/>
        </draw:connector>
        <draw:custom-shape draw:style-name="gr25" draw:text-style-name="P1" xml:id="id3" draw:id="id3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4.081cm" svg:y1="-0.651cm" svg:x2="16.494cm" svg:y2="-0.659cm" draw:start-shape="id2" draw:start-glue-point="7" draw:end-shape="id3" draw:end-glue-point="3" svg:d="M14081-651l2413-8" svg:viewBox="0 0 2414 9">
          <text:p/>
        </draw:connector>
        <draw:connector draw:style-name="gr24" draw:text-style-name="P1" draw:layer="layout" draw:type="line" svg:x1="11.033cm" svg:y1="0.873cm" svg:x2="11.033cm" svg:y2="3.921cm" draw:start-shape="id2" draw:start-glue-point="6" draw:end-shape="id4" draw:end-glue-point="4" svg:d="M11033 873v3048" svg:viewBox="0 0 1 3049">
          <text:p/>
        </draw:connector>
        <draw:custom-shape draw:style-name="gr26" draw:text-style-name="P1" xml:id="id4" draw:id="id4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19.161cm" svg:y1="0.492cm" svg:x2="11.033cm" svg:y2="3.921cm" draw:start-shape="id3" draw:start-glue-point="2" draw:end-shape="id4" draw:end-glue-point="4" svg:d="M19161 492c0 2572-8128 858-8128 3429" svg:viewBox="0 0 8129 3430">
          <text:p/>
        </draw:connector>
        <draw:custom-shape draw:style-name="gr27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28" draw:text-style-name="P1" xml:id="id5" draw:id="id5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" draw:id="id6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9.954cm" svg:y1="-3.572cm" svg:x2="9.917cm" svg:y2="-1.64cm" draw:start-shape="id5" draw:start-glue-point="8" draw:end-shape="id6" draw:end-glue-point="4" svg:d="M9954-3572l-37 1932" svg:viewBox="0 0 38 1933">
          <text:p/>
        </draw:connector>
        <draw:custom-shape draw:style-name="gr30" draw:text-style-name="P1" xml:id="id7" draw:id="id7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1.822cm" svg:y1="-0.433cm" svg:x2="14.335cm" svg:y2="-0.461cm" draw:start-shape="id6" draw:start-glue-point="7" draw:end-shape="id7" draw:end-glue-point="3" svg:d="M11822-433l2513-28" svg:viewBox="0 0 2514 29">
          <text:p/>
        </draw:connector>
        <draw:connector draw:style-name="gr24" draw:text-style-name="P1" draw:layer="layout" draw:type="line" svg:x1="8.012cm" svg:y1="-0.433cm" svg:x2="4.81cm" svg:y2="-0.397cm" draw:start-shape="id6" draw:start-glue-point="5" draw:end-shape="id8" draw:end-glue-point="10" svg:d="M8012-433l-3202 36" svg:viewBox="0 0 3203 37">
          <text:p/>
        </draw:connector>
        <draw:custom-shape draw:style-name="gr31" draw:text-style-name="P1" xml:id="id8" draw:id="id8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xml:id="id9" draw:id="id9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-0.143cm" svg:y1="0.619cm" svg:x2="10.017cm" svg:y2="3.921cm" draw:start-shape="id8" draw:start-glue-point="8" draw:end-shape="id9" draw:end-glue-point="0" svg:d="M-143 619c0 2476 10160 826 10160 3302" svg:viewBox="0 0 10161 3303">
          <text:p/>
        </draw:connector>
        <draw:connector draw:style-name="gr24" draw:text-style-name="P1" draw:layer="layout" draw:type="curve" svg:x1="17.764cm" svg:y1="0.365cm" svg:x2="10.017cm" svg:y2="3.921cm" draw:start-shape="id7" draw:start-glue-point="2" draw:end-shape="id9" draw:end-glue-point="0" svg:d="M17764 365c0 2665-7747 888-7747 3556" svg:viewBox="0 0 7748 3557">
          <text:p/>
        </draw:connector>
        <draw:custom-shape draw:style-name="gr34" draw:text-style-name="P1" xml:id="id10" draw:id="id10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11" draw:id="id11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13" draw:id="id13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15" draw:id="id15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layer="layout" svg:width="5.066cm" svg:height="1.089cm" svg:x="7.572cm" svg:y="8.801cm">
          <draw:text-box>
            <text:p>switch(received)</text:p>
          </draw:text-box>
        </draw:frame>
        <draw:connector draw:style-name="gr24" draw:text-style-name="P1" draw:layer="layout" draw:type="line" svg:x1="10.017cm" svg:y1="6.588cm" svg:x2="10.034cm" svg:y2="8.493cm" draw:start-shape="id9" draw:start-glue-point="2" draw:end-shape="id10" svg:d="M10017 6588l17 1905" svg:viewBox="0 0 18 1906">
          <text:p/>
        </draw:connector>
        <draw:custom-shape draw:style-name="gr37" draw:text-style-name="P1" xml:id="id12" draw:id="id12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4" draw:id="id14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6" draw:id="id16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2.003cm" svg:y1="12.113cm" svg:x2="14.462cm" svg:y2="12.086cm" draw:start-shape="id11" draw:start-glue-point="7" draw:end-shape="id12" draw:end-glue-point="6" svg:d="M12003 12113l2459-27" svg:viewBox="0 0 2460 28">
          <text:p/>
        </draw:connector>
        <draw:connector draw:style-name="gr24" draw:text-style-name="P1" draw:layer="layout" draw:type="line" svg:x1="12.003cm" svg:y1="16.05cm" svg:x2="14.462cm" svg:y2="16.05cm" draw:start-shape="id13" draw:start-glue-point="7" draw:end-shape="id14" draw:end-glue-point="6" svg:d="M12003 16050h2459" svg:viewBox="0 0 2460 1">
          <text:p/>
        </draw:connector>
        <draw:connector draw:style-name="gr24" draw:text-style-name="P1" draw:layer="layout" draw:type="line" svg:x1="12.003cm" svg:y1="19.86cm" svg:x2="14.386cm" svg:y2="19.867cm" draw:start-shape="id15" draw:start-glue-point="7" draw:end-shape="id16" draw:end-glue-point="6" svg:d="M12003 19860l2383 7" svg:viewBox="0 0 2384 8">
          <text:p/>
        </draw:connector>
        <draw:custom-shape draw:style-name="gr38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1" draw:layer="layout" draw:type="line" svg:x1="10.034cm" svg:y1="21.955cm" svg:x2="10.115cm" svg:y2="25.054cm" draw:start-shape="id10" draw:start-glue-point="2" draw:end-shape="id17" draw:end-glue-point="4" svg:d="M10034 21955l81 3099" svg:viewBox="0 0 82 3100">
          <text:p/>
        </draw:connector>
        <draw:custom-shape draw:style-name="gr39" draw:text-style-name="P1" xml:id="id17" draw:id="id17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xml:id="id18" draw:id="id18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0.115cm" svg:y1="27.34cm" svg:x2="10.208cm" svg:y2="29.829cm" draw:start-shape="id17" draw:start-glue-point="8" draw:end-shape="id18" draw:end-glue-point="4" svg:d="M10115 27340l93 2489" svg:viewBox="0 0 94 2490">
          <text:p/>
        </draw:connector>
        <draw:connector draw:style-name="gr24" draw:text-style-name="P1" draw:layer="layout" draw:type="curve" draw:line-skew="-16.001cm" svg:x1="7.096cm" svg:y1="30.909cm" svg:x2="6.715cm" svg:y2="-4.651cm" draw:start-shape="id18" draw:start-glue-point="6" draw:end-shape="id5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1" draw:text-style-name="P1" xml:id="id19" draw:id="id19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0" draw:id="id20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652cm" svg:y1="-1.032cm" svg:x2="10.704cm" svg:y2="1.762cm" draw:start-shape="id19" draw:start-glue-point="8" draw:end-shape="id20" draw:end-glue-point="0" svg:d="M10652-1032l52 2794" svg:viewBox="0 0 53 2795">
          <text:p/>
        </draw:connector>
        <draw:custom-shape draw:style-name="gr43" draw:text-style-name="P1" xml:id="id21" draw:id="id21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04cm" svg:y1="3.794cm" svg:x2="10.743cm" svg:y2="4.883cm" draw:start-shape="id20" draw:start-glue-point="2" draw:end-shape="id21" draw:end-glue-point="4" svg:d="M10704 3794l39 1089" svg:viewBox="0 0 40 1090">
          <text:p/>
        </draw:connector>
        <draw:custom-shape draw:style-name="gr44" draw:text-style-name="P1" xml:id="id22" draw:id="id22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5.124cm" svg:y1="7.233cm" svg:x2="17.51cm" svg:y2="7.223cm" draw:start-shape="id21" draw:start-glue-point="7" draw:end-shape="id22" draw:end-glue-point="5" svg:d="M15124 7233l2386-10" svg:viewBox="0 0 2387 11">
          <text:p/>
        </draw:connector>
        <draw:custom-shape draw:style-name="gr45" draw:text-style-name="P1" xml:id="id23" draw:id="id23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2.971cm" svg:y1="7.223cm" svg:x2="26.119cm" svg:y2="7.277cm" draw:start-shape="id22" draw:start-glue-point="7" draw:end-shape="id23" svg:d="M22971 7223l3148 54" svg:viewBox="0 0 3149 55">
          <text:p/>
        </draw:connector>
        <draw:custom-shape draw:style-name="gr46" draw:text-style-name="P1" xml:id="id24" draw:id="id24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0.241cm" svg:y1="8.747cm" svg:x2="20.241cm" svg:y2="10.652cm" draw:start-shape="id22" draw:start-glue-point="6" draw:end-shape="id24" draw:end-glue-point="4" svg:d="M20241 8747v1905" svg:viewBox="0 0 1 1906">
          <text:p/>
        </draw:connector>
        <draw:connector draw:style-name="gr24" draw:text-style-name="P1" draw:layer="layout" draw:type="curve" svg:x1="23.225cm" svg:y1="12.24cm" svg:x2="28.532cm" svg:y2="8.42cm" draw:start-shape="id24" draw:start-glue-point="7" draw:end-shape="id23" draw:end-glue-point="8" svg:d="M23225 12240c3538 0 5307-1273 5307-3820" svg:viewBox="0 0 5308 3821">
          <text:p/>
        </draw:connector>
        <draw:custom-shape draw:style-name="gr47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" xml:id="id25" draw:id="id25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43cm" svg:y1="9.582cm" svg:x2="10.771cm" svg:y2="17.002cm" draw:start-shape="id21" draw:start-glue-point="6" draw:end-shape="id25" svg:d="M10743 9582l28 7420" svg:viewBox="0 0 29 7421">
          <text:p/>
        </draw:connector>
        <draw:custom-shape draw:style-name="gr49" draw:text-style-name="P1" xml:id="id26" draw:id="id26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5.47cm" svg:y1="18.843cm" svg:x2="20.177cm" svg:y2="18.907cm" draw:start-shape="id25" draw:start-glue-point="7" draw:end-shape="id26" svg:d="M15470 18843l4707 64" svg:viewBox="0 0 4708 65">
          <text:p/>
        </draw:connector>
        <draw:custom-shape draw:style-name="gr50" draw:text-style-name="P1" xml:id="id27" draw:id="id27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71cm" svg:y1="20.685cm" svg:x2="10.843cm" svg:y2="23.193cm" draw:start-shape="id25" draw:start-glue-point="6" draw:end-shape="id27" draw:end-glue-point="4" svg:d="M10771 20685l72 2508" svg:viewBox="0 0 73 2509">
          <text:p/>
        </draw:connector>
        <draw:custom-shape draw:style-name="gr49" draw:text-style-name="P1" xml:id="id28" draw:id="id28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4.716cm" svg:y1="24.924cm" svg:x2="20.223cm" svg:y2="24.949cm" draw:start-shape="id27" draw:start-glue-point="7" draw:end-shape="id28" draw:end-glue-point="3" svg:d="M14716 24924l5507 25" svg:viewBox="0 0 5508 26">
          <text:p/>
        </draw:connector>
        <draw:custom-shape draw:style-name="gr51" draw:text-style-name="P1" xml:id="id29" draw:id="id29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843cm" svg:y1="26.654cm" svg:x2="10.869cm" svg:y2="29.702cm" draw:start-shape="id27" draw:start-glue-point="6" draw:end-shape="id29" draw:end-glue-point="0" svg:d="M10843 26654l26 3048" svg:viewBox="0 0 27 3049">
          <text:p/>
        </draw:connector>
        <draw:custom-shape draw:style-name="gr52" draw:text-style-name="P1" xml:id="id30" draw:id="id30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0.869cm" svg:y1="32.115cm" svg:x2="10.906cm" svg:y2="34.655cm" draw:start-shape="id29" draw:start-glue-point="2" draw:end-shape="id30" draw:end-glue-point="4" svg:d="M10869 32115l37 2540" svg:viewBox="0 0 38 2541">
          <text:p/>
        </draw:connector>
        <draw:connector draw:style-name="gr24" draw:text-style-name="P1" draw:layer="layout" draw:type="curve" svg:x1="23.842cm" svg:y1="26.219cm" svg:x2="14.462cm" svg:y2="36.052cm" draw:start-shape="id28" draw:start-glue-point="2" draw:end-shape="id30" draw:end-glue-point="10" svg:d="M23842 26219c0 6556-3126 9833-9380 9833" svg:viewBox="0 0 9381 9834">
          <text:p/>
        </draw:connector>
        <draw:connector draw:style-name="gr53" draw:text-style-name="P1" draw:layer="layout" draw:type="line" svg:x1="23.796cm" svg:y1="20.177cm" svg:x2="23.842cm" svg:y2="23.679cm" draw:start-shape="id26" draw:start-glue-point="2" draw:end-shape="id28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54" draw:text-style-name="P1" xml:id="id31" draw:id="id31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32" draw:id="id32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xml:id="id55" draw:id="id55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layer="layout" svg:width="7.072cm" svg:height="0.962cm" svg:x="5.99cm" svg:y="-7.428cm">
          <draw:text-box>
            <text:p>switch(local_cmd.code)</text:p>
          </draw:text-box>
        </draw:frame>
        <draw:custom-shape draw:style-name="gr56" draw:text-style-name="P1" xml:id="id52" draw:id="id52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51" draw:id="id51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8" draw:id="id48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7" draw:id="id47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4" draw:id="id44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xml:id="id40" draw:id="id40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xml:id="id38" draw:id="id38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xml:id="id36" draw:id="id36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71cm" svg:y1="-10.176cm" svg:x2="10.795cm" svg:y2="-7.936cm" draw:start-shape="id31" draw:start-glue-point="8" draw:end-shape="id32" svg:d="M10771-10176l24 2240" svg:viewBox="0 0 25 2241">
          <text:p/>
        </draw:connector>
        <draw:custom-shape draw:style-name="gr61" draw:text-style-name="P1" xml:id="id35" draw:id="id35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3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49" draw:text-style-name="P1" xml:id="id33" draw:id="id33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64" draw:text-style-name="P1" xml:id="id34" draw:id="id34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9.826cm" svg:y1="39.1cm" svg:x2="9.854cm" svg:y2="40.101cm" draw:start-shape="id33" draw:start-glue-point="2" draw:end-shape="id34" draw:end-glue-point="4" svg:d="M9826 39100l28 1001" svg:viewBox="0 0 29 1002">
          <text:p/>
        </draw:connector>
        <draw:connector draw:style-name="gr24" draw:text-style-name="P1" draw:layer="layout" draw:type="line" svg:x1="9.763cm" svg:y1="34.895cm" svg:x2="9.826cm" svg:y2="36.56cm" draw:start-shape="id35" draw:start-glue-point="2" draw:end-shape="id33" svg:d="M9763 34895l63 1665" svg:viewBox="0 0 64 1666">
          <text:p/>
        </draw:connector>
        <draw:custom-shape draw:style-name="gr65" draw:text-style-name="P1" xml:id="id37" draw:id="id37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40.586cm" svg:y1="-1.54cm" svg:x2="40.612cm" svg:y2="0.619cm" draw:start-shape="id36" draw:start-glue-point="6" draw:end-shape="id37" draw:end-glue-point="0" svg:d="M40586-1540l26 2159" svg:viewBox="0 0 27 2160">
          <text:p/>
        </draw:connector>
        <draw:connector draw:style-name="gr24" draw:text-style-name="P1" draw:layer="layout" draw:type="curve" draw:line-skew="7.132cm" svg:x1="40.612cm" svg:y1="3.286cm" svg:x2="9.763cm" svg:y2="32.228cm" draw:start-shape="id37" draw:start-glue-point="2" draw:end-shape="id35" draw:end-glue-point="0" svg:d="M40612 3286c0 32403-30849 17932-30849 28942" svg:viewBox="0 0 30850 28943">
          <text:p/>
        </draw:connector>
        <draw:custom-shape draw:style-name="gr66" draw:text-style-name="P1" xml:id="id39" draw:id="id39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67" draw:text-style-name="P1" xml:id="id41" draw:id="id41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5.814cm" svg:y1="-1.458cm" svg:x2="35.894cm" svg:y2="0.7cm" draw:start-shape="id38" draw:start-glue-point="6" draw:end-shape="id39" draw:end-glue-point="0" svg:d="M35814-1458l80 2158" svg:viewBox="0 0 81 2159">
          <text:p/>
        </draw:connector>
        <draw:connector draw:style-name="gr24" draw:text-style-name="P1" draw:layer="layout" draw:type="line" svg:x1="30.935cm" svg:y1="-1.413cm" svg:x2="30.958cm" svg:y2="0.746cm" draw:start-shape="id40" draw:start-glue-point="6" draw:end-shape="id41" draw:end-glue-point="0" svg:d="M30935-1413l23 2159" svg:viewBox="0 0 24 2160">
          <text:p/>
        </draw:connector>
        <draw:connector draw:style-name="gr24" draw:text-style-name="P1" draw:layer="layout" draw:type="curve" draw:line-skew="6.253cm" svg:x1="35.894cm" svg:y1="3.24cm" svg:x2="9.763cm" svg:y2="32.228cm" draw:start-shape="id39" draw:start-glue-point="2" draw:end-shape="id35" draw:end-glue-point="0" svg:d="M35894 3240c0 31120-26131 16627-26131 28988" svg:viewBox="0 0 26132 28989">
          <text:p/>
        </draw:connector>
        <draw:connector draw:style-name="gr24" draw:text-style-name="P1" draw:layer="layout" draw:type="curve" draw:line-skew="5.214cm" svg:x1="30.958cm" svg:y1="3.286cm" svg:x2="9.763cm" svg:y2="32.228cm" draw:start-shape="id41" draw:start-glue-point="2" draw:end-shape="id35" draw:end-glue-point="0" svg:d="M30958 3286c0 29527-21195 15057-21195 28942" svg:viewBox="0 0 21196 28943">
          <text:p/>
        </draw:connector>
        <draw:custom-shape draw:style-name="gr56" draw:text-style-name="P1" xml:id="id43" draw:id="id43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42" draw:id="id42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draw:line-skew="3.64cm" svg:x1="24.511cm" svg:y1="5.418cm" svg:x2="9.763cm" svg:y2="32.228cm" draw:start-shape="id42" draw:start-glue-point="2" draw:end-shape="id35" draw:end-glue-point="0" svg:d="M24511 5418c0 25567-14748 12163-14748 26810" svg:viewBox="0 0 14749 26811">
          <text:p/>
        </draw:connector>
        <draw:connector draw:style-name="gr24" draw:text-style-name="P1" draw:layer="layout" draw:type="line" svg:x1="24.432cm" svg:y1="-1.413cm" svg:x2="24.511cm" svg:y2="0.1cm" draw:start-shape="id43" draw:start-glue-point="6" draw:end-shape="id42" draw:end-glue-point="0" svg:d="M24432-1413l79 1513" svg:viewBox="0 0 80 1514">
          <text:p/>
        </draw:connector>
        <draw:custom-shape draw:style-name="gr68" draw:text-style-name="P1" xml:id="id45" draw:id="id45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7.378cm" svg:y1="-1.459cm" svg:x2="17.456cm" svg:y2="0.165cm" draw:start-shape="id44" draw:start-glue-point="6" draw:end-shape="id45" draw:end-glue-point="0" svg:d="M17378-1459l78 1624" svg:viewBox="0 0 79 1625">
          <text:p/>
        </draw:connector>
        <draw:connector draw:style-name="gr24" draw:text-style-name="P1" draw:layer="layout" draw:type="curve" draw:line-skew="3.735cm" svg:x1="17.456cm" svg:y1="5.483cm" svg:x2="9.763cm" svg:y2="32.228cm" draw:start-shape="id45" draw:start-glue-point="2" draw:end-shape="id35" draw:end-glue-point="0" svg:d="M17456 5483c0 25660-7693 12288-7693 26745" svg:viewBox="0 0 7694 26746">
          <text:p/>
        </draw:connector>
        <draw:custom-shape draw:style-name="gr69" draw:text-style-name="P1" xml:id="id46" draw:id="id46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10.216cm" svg:y1="21.733cm" svg:x2="9.763cm" svg:y2="32.228cm" draw:start-shape="id46" draw:start-glue-point="8" draw:end-shape="id35" draw:end-glue-point="0" svg:d="M10216 21733c0 7870-453 2623-453 10495" svg:viewBox="0 0 454 10496">
          <text:p/>
        </draw:connector>
        <draw:connector draw:style-name="gr24" draw:text-style-name="P1" draw:layer="layout" draw:type="line" svg:x1="10.139cm" svg:y1="-1.459cm" svg:x2="10.216cm" svg:y2="17.542cm" draw:start-shape="id47" draw:start-glue-point="6" draw:end-shape="id46" draw:end-glue-point="4" svg:d="M10139-1459l77 19001" svg:viewBox="0 0 78 19002">
          <text:p/>
        </draw:connector>
        <draw:custom-shape draw:style-name="gr70" draw:text-style-name="P1" xml:id="id49" draw:id="id49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.281cm" svg:y1="-1.459cm" svg:x2="3.322cm" svg:y2="10.111cm" draw:start-shape="id48" draw:start-glue-point="6" draw:end-shape="id49" draw:end-glue-point="0" svg:d="M3281-1459l41 11570" svg:viewBox="0 0 42 11571">
          <text:p/>
        </draw:connector>
        <draw:connector draw:style-name="gr24" draw:text-style-name="P1" draw:layer="layout" draw:type="curve" draw:line-skew="2.866cm" svg:x1="3.322cm" svg:y1="16.461cm" svg:x2="9.763cm" svg:y2="32.228cm" draw:start-shape="id49" draw:start-glue-point="2" draw:end-shape="id35" draw:end-glue-point="0" svg:d="M3322 16461c0 16123 6441 8240 6441 15767" svg:viewBox="0 0 6442 15768">
          <text:p/>
        </draw:connector>
        <draw:custom-shape draw:style-name="gr71" draw:text-style-name="P1" xml:id="id50" draw:id="id50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72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73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4" draw:text-style-name="P1" draw:layer="layout" draw:type="curve" draw:line-skew="6.731cm" svg:x1="-3.528cm" svg:y1="8.193cm" svg:x2="9.763cm" svg:y2="32.228cm" draw:start-shape="id50" draw:start-glue-point="2" draw:end-shape="id35" svg:d="M-3528 8193c0 28122 13291 16105 13291 24035" svg:viewBox="0 0 13292 24036">
          <text:p/>
        </draw:connector>
        <draw:connector draw:style-name="gr24" draw:text-style-name="P1" draw:layer="layout" draw:type="line" svg:x1="-3.577cm" svg:y1="-1.459cm" svg:x2="-3.528cm" svg:y2="1.843cm" draw:start-shape="id51" draw:start-glue-point="6" draw:end-shape="id50" svg:d="M-3577-1459l49 3302" svg:viewBox="0 0 50 3303">
          <text:p/>
        </draw:connector>
        <draw:custom-shape draw:style-name="gr71" draw:text-style-name="P1" xml:id="id53" draw:id="id53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74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75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4" draw:text-style-name="P1" draw:layer="layout" draw:type="line" svg:x1="-10.562cm" svg:y1="-1.459cm" svg:x2="-10.456cm" svg:y2="9.69cm" draw:start-shape="id52" draw:start-glue-point="6" draw:end-shape="id53" draw:end-glue-point="0" svg:d="M-10562-1459l106 11149" svg:viewBox="0 0 107 11150">
          <text:p/>
        </draw:connector>
        <draw:connector draw:style-name="gr24" draw:text-style-name="P1" draw:layer="layout" draw:type="curve" draw:line-skew="3.806cm" svg:x1="-10.456cm" svg:y1="16.04cm" svg:x2="9.763cm" svg:y2="32.228cm" draw:start-shape="id53" draw:start-glue-point="2" draw:end-shape="id35" svg:d="M-10456 16040c0 17850 20219 9756 20219 16188" svg:viewBox="0 0 20220 16189">
          <text:p/>
        </draw:connector>
        <draw:custom-shape draw:style-name="gr76" draw:text-style-name="P1" xml:id="id54" draw:id="id54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draw:line-skew="8.851cm" svg:x1="-17.552cm" svg:y1="5.853cm" svg:x2="9.763cm" svg:y2="32.228cm" draw:start-shape="id54" draw:start-glue-point="8" draw:end-shape="id35" draw:end-glue-point="0" svg:d="M-17552 5853c0 33057 27315 19870 27315 26375" svg:viewBox="0 0 27316 26376">
          <text:p/>
        </draw:connector>
        <draw:connector draw:style-name="gr24" draw:text-style-name="P1" draw:layer="layout" draw:type="line" svg:x1="-17.507cm" svg:y1="-1.389cm" svg:x2="-17.552cm" svg:y2="2.678cm" draw:start-shape="id55" draw:start-glue-point="6" draw:end-shape="id54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77" draw:text-style-name="P1" xml:id="id56" draw:id="id56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57" draw:id="id57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335cm" svg:y1="-11.319cm" svg:x2="10.306cm" svg:y2="-10.049cm" draw:start-shape="id56" draw:start-glue-point="8" draw:end-shape="id57" draw:end-glue-point="0" svg:d="M10335-11319l-29 1270" svg:viewBox="0 0 30 1271">
          <text:p/>
        </draw:connector>
        <draw:custom-shape draw:style-name="gr79" draw:text-style-name="P1" xml:id="id58" draw:id="id58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306cm" svg:y1="-8.017cm" svg:x2="10.298cm" svg:y2="-6.366cm" draw:start-shape="id57" draw:start-glue-point="2" draw:end-shape="id58" draw:end-glue-point="4" svg:d="M10306-8017l-8 1651" svg:viewBox="0 0 9 1652">
          <text:p/>
        </draw:connector>
        <draw:custom-shape draw:style-name="gr80" draw:text-style-name="P1" xml:id="id59" draw:id="id59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1" draw:layer="layout" svg:width="5.366cm" svg:height="0.962cm" svg:x="16.721cm" svg:y="-6.658cm">
          <draw:text-box>
            <text:p>switch(work.type)</text:p>
          </draw:text-box>
        </draw:frame>
        <draw:custom-shape draw:style-name="gr82" draw:text-style-name="P1" xml:id="id60" draw:id="id60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2" draw:id="id62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4" draw:id="id64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6" draw:id="id66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3.092cm" svg:y1="-5.159cm" svg:x2="16.34cm" svg:y2="-5.198cm" draw:start-shape="id58" draw:start-glue-point="7" draw:end-shape="id59" draw:end-glue-point="3" svg:d="M13092-5159l3248-39" svg:viewBox="0 0 3249 40">
          <text:p/>
        </draw:connector>
        <draw:custom-shape draw:style-name="gr83" draw:text-style-name="P1" xml:id="id61" draw:id="id61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63" draw:id="id63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xml:id="id65" draw:id="id65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xml:id="id67" draw:id="id67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8.891cm" svg:y1="-3.826cm" svg:x2="18.653cm" svg:y2="-2.175cm" draw:start-shape="id60" draw:start-glue-point="6" draw:end-shape="id61" draw:end-glue-point="4" svg:d="M18891-3826l-238 1651" svg:viewBox="0 0 239 1652">
          <text:p/>
        </draw:connector>
        <draw:connector draw:style-name="gr24" draw:text-style-name="P1" draw:layer="layout" draw:type="line" svg:x1="23.192cm" svg:y1="-3.826cm" svg:x2="22.971cm" svg:y2="-2.175cm" draw:start-shape="id62" draw:start-glue-point="6" draw:end-shape="id63" draw:end-glue-point="4" svg:d="M23192-3826l-221 1651" svg:viewBox="0 0 222 1652">
          <text:p/>
        </draw:connector>
        <draw:connector draw:style-name="gr24" draw:text-style-name="P1" draw:layer="layout" draw:type="line" svg:x1="27.492cm" svg:y1="-3.826cm" svg:x2="27.607cm" svg:y2="-2.302cm" draw:start-shape="id64" draw:start-glue-point="6" draw:end-shape="id65" draw:end-glue-point="4" svg:d="M27492-3826l115 1524" svg:viewBox="0 0 116 1525">
          <text:p/>
        </draw:connector>
        <draw:connector draw:style-name="gr24" draw:text-style-name="P1" draw:layer="layout" draw:type="line" svg:x1="32.092cm" svg:y1="-3.826cm" svg:x2="32.306cm" svg:y2="-2.302cm" draw:start-shape="id66" draw:start-glue-point="6" draw:end-shape="id67" draw:end-glue-point="4" svg:d="M32092-3826l214 1524" svg:viewBox="0 0 215 1525">
          <text:p/>
        </draw:connector>
        <draw:custom-shape draw:style-name="gr86" draw:text-style-name="P1" xml:id="id68" draw:id="id68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87" draw:text-style-name="P1" xml:id="id69" draw:id="id69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" xml:id="id70" draw:id="id70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32.306cm" svg:y1="-0.524cm" svg:x2="32.332cm" svg:y2="0.746cm" draw:start-shape="id67" draw:start-glue-point="8" draw:end-shape="id68" draw:end-glue-point="0" svg:d="M32306-524l26 1270" svg:viewBox="0 0 27 1271">
          <text:p/>
        </draw:connector>
        <draw:connector draw:style-name="gr24" draw:text-style-name="P1" draw:layer="layout" draw:type="line" svg:x1="32.332cm" svg:y1="3.032cm" svg:x2="32.36cm" svg:y2="4.556cm" draw:start-shape="id68" draw:start-glue-point="2" draw:end-shape="id69" draw:end-glue-point="4" svg:d="M32332 3032l28 1524" svg:viewBox="0 0 29 1525">
          <text:p/>
        </draw:connector>
        <draw:connector draw:style-name="gr24" draw:text-style-name="P1" draw:layer="layout" draw:type="line" svg:x1="35.598cm" svg:y1="5.572cm" svg:x2="37.703cm" svg:y2="5.545cm" draw:start-shape="id69" draw:start-glue-point="7" draw:end-shape="id70" svg:d="M35598 5572l2105-27" svg:viewBox="0 0 2106 28">
          <text:p/>
        </draw:connector>
        <draw:custom-shape draw:style-name="gr44" draw:text-style-name="P1" xml:id="id71" draw:id="id71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298cm" svg:y1="-3.953cm" svg:x2="10.402cm" svg:y2="10.647cm" draw:start-shape="id58" draw:start-glue-point="6" draw:end-shape="id71" draw:end-glue-point="4" svg:d="M10298-3953l104 14600" svg:viewBox="0 0 105 14601">
          <text:p/>
        </draw:connector>
        <draw:connector draw:style-name="gr24" draw:text-style-name="P1" draw:layer="layout" draw:type="curve" svg:x1="18.653cm" svg:y1="-0.397cm" svg:x2="10.402cm" svg:y2="10.647cm" draw:start-shape="id61" draw:start-glue-point="8" draw:end-shape="id71" draw:end-glue-point="4" svg:d="M18653-397c0 8284-8251 2763-8251 11044" svg:viewBox="0 0 8252 11045">
          <text:p/>
        </draw:connector>
        <draw:connector draw:style-name="gr24" draw:text-style-name="P1" draw:layer="layout" draw:type="curve" svg:x1="22.971cm" svg:y1="-0.397cm" svg:x2="10.402cm" svg:y2="10.647cm" draw:start-shape="id63" draw:start-glue-point="8" draw:end-shape="id71" draw:end-glue-point="4" svg:d="M22971-397c0 8284-12569 2763-12569 11044" svg:viewBox="0 0 12570 11045">
          <text:p/>
        </draw:connector>
        <draw:connector draw:style-name="gr24" draw:text-style-name="P1" draw:layer="layout" draw:type="curve" svg:x1="27.607cm" svg:y1="-0.524cm" svg:x2="10.402cm" svg:y2="10.647cm" draw:start-shape="id65" draw:start-glue-point="8" draw:end-shape="id71" draw:end-glue-point="4" svg:d="M27607-524c0 8379-17205 2794-17205 11171" svg:viewBox="0 0 17206 11172">
          <text:p/>
        </draw:connector>
        <draw:connector draw:style-name="gr24" draw:text-style-name="P1" draw:layer="layout" draw:type="curve" svg:x1="32.36cm" svg:y1="6.588cm" svg:x2="10.402cm" svg:y2="10.647cm" draw:start-shape="id69" draw:start-glue-point="6" draw:end-shape="id71" draw:end-glue-point="4" svg:d="M32360 6588c0 3045-21958 1016-21958 4059" svg:viewBox="0 0 21959 4060">
          <text:p/>
        </draw:connector>
        <draw:custom-shape draw:style-name="gr89" draw:text-style-name="P1" xml:id="id72" draw:id="id72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3.132cm" svg:y1="12.171cm" svg:x2="18.602cm" svg:y2="12.203cm" draw:start-shape="id71" draw:start-glue-point="7" draw:end-shape="id72" draw:end-glue-point="3" svg:d="M13132 12171l5470 32" svg:viewBox="0 0 5471 33">
          <text:p/>
        </draw:connector>
        <draw:custom-shape draw:style-name="gr90" draw:text-style-name="P1" xml:id="id73" draw:id="id73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1.904cm" svg:y1="13.473cm" svg:x2="21.892cm" svg:y2="14.335cm" draw:start-shape="id72" draw:start-glue-point="2" draw:end-shape="id73" draw:end-glue-point="4" svg:d="M21904 13473l-12 862" svg:viewBox="0 0 13 863">
          <text:p/>
        </draw:connector>
        <draw:connector draw:style-name="gr24" draw:text-style-name="P1" draw:layer="layout" draw:type="line" svg:x1="21.892cm" svg:y1="17.129cm" svg:x2="22.072cm" svg:y2="19.796cm" draw:start-shape="id73" draw:start-glue-point="6" draw:end-shape="id74" draw:end-glue-point="0" svg:d="M21892 17129l180 2667" svg:viewBox="0 0 181 2668">
          <text:p/>
        </draw:connector>
        <draw:custom-shape draw:style-name="gr91" draw:text-style-name="P1" xml:id="id74" draw:id="id74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1" xml:id="id75" draw:id="id75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4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4" draw:text-style-name="P1" draw:layer="layout" draw:type="line" svg:x1="22.072cm" svg:y1="21.955cm" svg:x2="22.125cm" svg:y2="23.733cm" draw:start-shape="id74" draw:start-glue-point="2" draw:end-shape="id75" svg:d="M22072 21955l53 1778" svg:viewBox="0 0 54 1779">
          <text:p/>
        </draw:connector>
        <draw:custom-shape draw:style-name="gr95" draw:text-style-name="P1" xml:id="id76" draw:id="id76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2.125cm" svg:y1="26.146cm" svg:x2="22.163cm" svg:y2="27.289cm" draw:start-shape="id75" draw:start-glue-point="2" draw:end-shape="id76" draw:end-glue-point="0" svg:d="M22125 26146l38 1143" svg:viewBox="0 0 39 1144">
          <text:p/>
        </draw:connector>
        <draw:custom-shape draw:style-name="gr96" draw:text-style-name="P1" xml:id="id77" draw:id="id77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7.671cm" svg:y1="12.171cm" svg:x2="0.365cm" svg:y2="19.313cm" draw:start-shape="id71" draw:start-glue-point="5" draw:end-shape="id77" draw:end-glue-point="4" svg:d="M7671 12171l-7306 7142" svg:viewBox="0 0 7307 7143">
          <text:p/>
        </draw:connector>
        <draw:custom-shape draw:style-name="gr97" draw:text-style-name="P1" xml:id="id78" draw:id="id78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-2.683cm" svg:y1="20.71cm" svg:x2="-4.969cm" svg:y2="20.721cm" draw:start-shape="id77" draw:start-glue-point="5" draw:end-shape="id78" draw:end-glue-point="1" svg:d="M-2683 20710l-2286 11" svg:viewBox="0 0 2287 12">
          <text:p/>
        </draw:connector>
        <draw:custom-shape draw:style-name="gr89" draw:text-style-name="P1" xml:id="id79" draw:id="id79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.413cm" svg:y1="20.71cm" svg:x2="5.953cm" svg:y2="20.685cm" draw:start-shape="id77" draw:start-glue-point="7" draw:end-shape="id79" draw:end-glue-point="3" svg:d="M3413 20710l2540-25" svg:viewBox="0 0 2541 26">
          <text:p/>
        </draw:connector>
        <draw:custom-shape draw:style-name="gr97" draw:text-style-name="P1" xml:id="id81" draw:id="id81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98" draw:text-style-name="P1" xml:id="id80" draw:id="id80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9.255cm" svg:y1="21.955cm" svg:x2="9.281cm" svg:y2="23.225cm" draw:start-shape="id79" draw:start-glue-point="2" draw:end-shape="id80" draw:end-glue-point="4" svg:d="M9255 21955l26 1270" svg:viewBox="0 0 27 1271">
          <text:p/>
        </draw:connector>
        <draw:connector draw:style-name="gr24" draw:text-style-name="P1" draw:layer="layout" draw:type="line" svg:x1="12.111cm" svg:y1="24.559cm" svg:x2="14.906cm" svg:y2="26.527cm" draw:start-shape="id80" draw:start-glue-point="7" draw:end-shape="id81" draw:end-glue-point="0" svg:d="M12111 24559l2795 1968" svg:viewBox="0 0 2796 1969">
          <text:p/>
        </draw:connector>
        <draw:custom-shape draw:style-name="gr99" draw:text-style-name="P1" xml:id="id82" draw:id="id82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9.281cm" svg:y1="25.892cm" svg:x2="9.382cm" svg:y2="33.512cm" draw:start-shape="id80" draw:start-glue-point="6" draw:end-shape="id82" svg:d="M9281 25892l101 7620" svg:viewBox="0 0 102 7621">
          <text:p/>
        </draw:connector>
        <draw:custom-shape draw:style-name="gr100" draw:text-style-name="P1" xml:id="id83" draw:id="id83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9.382cm" svg:y1="36.433cm" svg:x2="9.381cm" svg:y2="39.862cm" draw:start-shape="id82" draw:start-glue-point="2" draw:end-shape="id83" draw:end-glue-point="4" svg:d="M9382 36433l-1 3429" svg:viewBox="0 0 2 3430">
          <text:p/>
        </draw:connector>
        <draw:connector draw:style-name="gr24" draw:text-style-name="P1" draw:layer="layout" draw:type="curve" draw:line-skew="2.224cm" svg:x1="22.163cm" svg:y1="29.575cm" svg:x2="9.381cm" svg:y2="39.862cm" draw:start-shape="id76" draw:start-glue-point="2" draw:end-shape="id83" draw:end-glue-point="4" svg:d="M22163 29575c0 11050-12782 5907-12782 10287" svg:viewBox="0 0 12783 10288">
          <text:p/>
        </draw:connector>
        <draw:connector draw:style-name="gr24" draw:text-style-name="P1" draw:layer="layout" draw:type="curve" draw:line-skew="5.432cm" svg:x1="-7.573cm" svg:y1="21.801cm" svg:x2="9.381cm" svg:y2="39.862cm" draw:start-shape="id78" draw:start-glue-point="2" draw:end-shape="id83" draw:end-glue-point="4" svg:d="M-7573 21801c0 21693 16954 12663 16954 18061" svg:viewBox="0 0 16955 18062">
          <text:p/>
        </draw:connector>
        <draw:connector draw:style-name="gr24" draw:text-style-name="P1" draw:layer="layout" draw:type="curve" svg:x1="14.906cm" svg:y1="28.686cm" svg:x2="9.382cm" svg:y2="33.512cm" draw:start-shape="id81" draw:start-glue-point="2" draw:end-shape="id82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1" draw:text-style-name="P1" xml:id="id84" draw:id="id84" draw:layer="layout" svg:width="5.461cm" svg:height="2.032cm" svg:x="-17.923cm" svg:y="-10.938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" xml:id="id85" draw:id="id85" draw:layer="layout" svg:width="8.763cm" svg:height="2.794cm" svg:x="-19.447cm" svg:y="-5.604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03" draw:text-style-name="P1" xml:id="id86" draw:id="id86" draw:layer="layout" svg:width="7.62cm" svg:height="2.413cm" svg:x="-18.812cm" svg:y="-0.77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-15.192cm" svg:y1="-8.906cm" svg:x2="-15.066cm" svg:y2="-5.604cm" draw:start-shape="id84" draw:start-glue-point="8" draw:end-shape="id85" draw:end-glue-point="0" svg:d="M-15192-8906l126 3302" svg:viewBox="0 0 127 3303">
          <text:p/>
        </draw:connector>
        <draw:connector draw:style-name="gr24" draw:text-style-name="P1" draw:layer="layout" draw:type="line" svg:x1="-15.066cm" svg:y1="-2.81cm" svg:x2="-15.002cm" svg:y2="-0.778cm" draw:start-shape="id85" draw:start-glue-point="2" draw:end-shape="id86" draw:end-glue-point="0" svg:d="M-15066-2810l64 2032" svg:viewBox="0 0 65 2033">
          <text:p/>
        </draw:connector>
        <draw:custom-shape draw:style-name="gr104" draw:text-style-name="P1" xml:id="id87" draw:id="id87" draw:layer="layout" svg:width="6.35cm" svg:height="2.54cm" svg:x="-18.177cm" svg:y="3.66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-15.002cm" svg:y1="1.635cm" svg:x2="-15.002cm" svg:y2="3.667cm" draw:start-shape="id86" draw:start-glue-point="2" draw:end-shape="id87" draw:end-glue-point="4" svg:d="M-15002 1635v2032" svg:viewBox="0 0 1 2033">
          <text:p/>
        </draw:connector>
        <draw:custom-shape draw:style-name="gr105" draw:text-style-name="P1" xml:id="id88" draw:id="id88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xml:id="id89" draw:id="id89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715cm" svg:y1="-8.906cm" svg:x2="2.778cm" svg:y2="-6.239cm" draw:start-shape="id88" draw:start-glue-point="8" draw:end-shape="id89" draw:end-glue-point="0" svg:d="M2715-8906l63 2667" svg:viewBox="0 0 64 2668">
          <text:p/>
        </draw:connector>
        <draw:custom-shape draw:style-name="gr107" draw:text-style-name="P1" xml:id="id90" draw:id="id90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778cm" svg:y1="-3.191cm" svg:x2="2.849cm" svg:y2="-0.778cm" draw:start-shape="id89" draw:start-glue-point="2" draw:end-shape="id90" draw:end-glue-point="0" svg:d="M2778-3191l71 2413" svg:viewBox="0 0 72 2414">
          <text:p/>
        </draw:connector>
        <draw:connector draw:style-name="gr24" draw:text-style-name="P1" draw:layer="layout" draw:type="line" svg:x1="2.849cm" svg:y1="2.27cm" svg:x2="2.841cm" svg:y2="4.048cm" draw:start-shape="id90" draw:start-glue-point="2" draw:end-shape="id91" draw:end-glue-point="0" svg:d="M2849 2270l-8 1778" svg:viewBox="0 0 9 1779">
          <text:p/>
        </draw:connector>
        <draw:custom-shape draw:style-name="gr108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9" draw:text-style-name="P1" xml:id="id91" draw:id="id91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841cm" svg:y1="5.699cm" svg:x2="2.878cm" svg:y2="7.731cm" draw:start-shape="id91" draw:start-glue-point="2" draw:end-shape="id92" draw:end-glue-point="4" svg:d="M2841 5699l37 2032" svg:viewBox="0 0 38 2033">
          <text:p/>
        </draw:connector>
        <draw:custom-shape draw:style-name="gr110" draw:text-style-name="P1" xml:id="id92" draw:id="id92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xml:id="id93" draw:id="id93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878cm" svg:y1="9.128cm" svg:x2="2.905cm" svg:y2="11.668cm" draw:start-shape="id92" draw:start-glue-point="8" draw:end-shape="id93" draw:end-glue-point="0" svg:d="M2878 9128l27 2540" svg:viewBox="0 0 28 2541">
          <text:p/>
        </draw:connector>
        <draw:custom-shape draw:style-name="gr112" draw:text-style-name="P1" xml:id="id94" draw:id="id94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905cm" svg:y1="14.97cm" svg:x2="2.868cm" svg:y2="15.859cm" draw:start-shape="id93" draw:start-glue-point="2" draw:end-shape="id94" draw:end-glue-point="0" svg:d="M2905 14970l-37 889" svg:viewBox="0 0 38 890">
          <text:p/>
        </draw:connector>
        <draw:custom-shape draw:style-name="gr113" draw:text-style-name="P1" xml:id="id95" draw:id="id95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.868cm" svg:y1="17.51cm" svg:x2="2.869cm" svg:y2="18.526cm" draw:start-shape="id94" draw:start-glue-point="2" draw:end-shape="id95" draw:end-glue-point="4" svg:d="M2868 17510l1 1016" svg:viewBox="0 0 2 1017">
          <text:p/>
        </draw:connector>
        <draw:connector draw:style-name="gr24" draw:text-style-name="P1" draw:layer="layout" draw:type="line" svg:x1="5.218cm" svg:y1="20.241cm" svg:x2="8.747cm" svg:y2="20.267cm" draw:start-shape="id95" draw:start-glue-point="7" draw:end-shape="id96" draw:end-glue-point="3" svg:d="M5218 20241l3529 26" svg:viewBox="0 0 3530 27">
          <text:p/>
        </draw:connector>
        <draw:custom-shape draw:style-name="gr114" draw:text-style-name="P1" xml:id="id96" draw:id="id96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15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1" xml:id="id97" draw:id="id97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0.519cm" svg:y1="20.241cm" svg:x2="-2.81cm" svg:y2="20.304cm" draw:start-shape="id95" draw:start-glue-point="5" draw:end-shape="id97" draw:end-glue-point="1" svg:d="M519 20241l-3329 63" svg:viewBox="0 0 3330 64">
          <text:p/>
        </draw:connector>
        <draw:custom-shape draw:style-name="gr117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8" draw:text-style-name="P1" xml:id="id98" draw:id="id98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-5.477cm" svg:y1="21.447cm" svg:x2="2.714cm" svg:y2="26.94cm" draw:start-shape="id97" draw:start-glue-point="2" draw:end-shape="id98" svg:d="M-5477 21447c0 4120 8191 1374 8191 5493" svg:viewBox="0 0 8192 5494">
          <text:p/>
        </draw:connector>
        <draw:connector draw:style-name="gr24" draw:text-style-name="P1" draw:layer="layout" draw:type="curve" svg:x1="11.541cm" svg:y1="21.347cm" svg:x2="2.714cm" svg:y2="26.94cm" draw:start-shape="id96" draw:start-glue-point="2" draw:end-shape="id98" draw:end-glue-point="4" svg:d="M11541 21347c0 4194-8827 1398-8827 5593" svg:viewBox="0 0 8828 5594">
          <text:p/>
        </draw:connector>
      </draw:page>
      <draw:page draw:name="page8" draw:style-name="dp1" draw:master-page-name="Default">
        <draw:custom-shape draw:style-name="gr119" draw:text-style-name="P1" xml:id="id99" draw:id="id99" draw:layer="layout" svg:width="5.08cm" svg:height="1.397cm" svg:x="-16.356cm" svg:y="-10.303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" xml:id="id100" draw:id="id100" draw:layer="layout" svg:width="15.494cm" svg:height="5.207cm" svg:x="-21.59cm" svg:y="-6.112cm">
          <text:p text:style-name="P1">zmq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-13.816cm" svg:y1="-8.906cm" svg:x2="-13.843cm" svg:y2="-6.112cm" draw:start-shape="id99" draw:start-glue-point="8" draw:end-shape="id100" draw:end-glue-point="4" svg:d="M-13816-8906l-27 2794" svg:viewBox="0 0 28 2795">
          <text:p/>
        </draw:connector>
        <draw:custom-shape draw:style-name="gr121" draw:text-style-name="P1" xml:id="id101" draw:id="id101" draw:layer="layout" svg:width="10.795cm" svg:height="2.667cm" svg:x="-2.405cm" svg:y="-4.788cm">
          <text:p text:style-name="P1">zmq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-6.096cm" svg:y1="-3.508cm" svg:x2="-2.405cm" svg:y2="-3.454cm" draw:start-shape="id100" draw:start-glue-point="7" draw:end-shape="id101" draw:end-glue-point="6" svg:d="M-6096-3508l3691 54" svg:viewBox="0 0 3692 55">
          <text:p/>
        </draw:connector>
        <draw:custom-shape draw:style-name="gr120" draw:text-style-name="P1" xml:id="id102" draw:id="id102" draw:layer="layout" svg:width="15.494cm" svg:height="5.207cm" svg:x="-21.563cm" svg:y="1.889cm">
          <text:p text:style-name="P1">notifd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-13.843cm" svg:y1="-0.905cm" svg:x2="-13.816cm" svg:y2="1.889cm" draw:start-shape="id100" draw:start-glue-point="6" draw:end-shape="id102" draw:end-glue-point="4" svg:d="M-13843-905l27 2794" svg:viewBox="0 0 28 2795">
          <text:p/>
        </draw:connector>
        <draw:custom-shape draw:style-name="gr121" draw:text-style-name="P1" xml:id="id103" draw:id="id103" draw:layer="layout" svg:width="10.795cm" svg:height="2.667cm" svg:x="-2.386cm" svg:y="3.205cm">
          <text:p text:style-name="P1">notifd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-6.069cm" svg:y1="4.493cm" svg:x2="-2.386cm" svg:y2="4.538cm" draw:start-shape="id102" draw:start-glue-point="7" draw:end-shape="id103" svg:d="M-6069 4493l3683 45" svg:viewBox="0 0 3684 46">
          <text:p/>
        </draw:connector>
        <draw:custom-shape draw:style-name="gr122" draw:text-style-name="P1" xml:id="id104" draw:id="id104" draw:layer="layout" svg:width="6.35cm" svg:height="2.413cm" svg:x="-17.002cm" svg:y="11.57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-13.816cm" svg:y1="7.096cm" svg:x2="-13.827cm" svg:y2="11.576cm" draw:start-shape="id102" draw:start-glue-point="6" draw:end-shape="id104" svg:d="M-13816 7096l-11 4480" svg:viewBox="0 0 12 4481">
          <text:p/>
        </draw:connector>
        <draw:connector draw:style-name="gr24" draw:text-style-name="P1" draw:layer="layout" draw:type="curve" svg:x1="3.012cm" svg:y1="5.872cm" svg:x2="-13.827cm" svg:y2="11.576cm" draw:start-shape="id103" draw:start-glue-point="8" draw:end-shape="id104" draw:end-glue-point="4" svg:d="M3012 5872c0 4278-16839 1426-16839 5704" svg:viewBox="0 0 16840 5705">
          <text:p/>
        </draw:connector>
        <draw:connector draw:style-name="gr53" draw:text-style-name="P1" draw:layer="layout" draw:type="line" svg:x1="2.993cm" svg:y1="-2.121cm" svg:x2="3.012cm" svg:y2="3.205cm" draw:start-shape="id101" draw:start-glue-point="8" draw:end-shape="id103" draw:end-glue-point="4" svg:d="M2993-2121l19 5326" svg:viewBox="0 0 20 5327">
          <text:p/>
        </draw:connector>
        <draw:custom-shape draw:style-name="gr123" draw:text-style-name="P1" xml:id="id105" draw:id="id105" draw:layer="layout" svg:width="5.461cm" svg:height="1.778cm" svg:x="19.764cm" svg:y="-10.557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" xml:id="id106" draw:id="id106" draw:layer="layout" svg:width="4.699cm" svg:height="3.302cm" svg:x="20.212cm" svg:y="-5.858cm">
          <text:p text:style-name="P1">ignore_ca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2.495cm" svg:y1="-8.779cm" svg:x2="22.561cm" svg:y2="-5.858cm" draw:start-shape="id105" draw:start-glue-point="8" draw:end-shape="id106" svg:d="M22495-8779l66 2921" svg:viewBox="0 0 67 2922">
          <text:p/>
        </draw:connector>
        <draw:custom-shape draw:style-name="gr125" draw:text-style-name="P1" xml:id="id108" draw:id="id108" draw:layer="layout" svg:width="3.937cm" svg:height="1.889cm" svg:x="20.574cm" svg:y="0.48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" xml:id="id107" draw:id="id107" draw:layer="layout" svg:width="8.509cm" svg:height="2.286cm" svg:x="28.775cm" svg:y="-5.331cm">
          <text:p text:style-name="P1">Global call: store sub devices</text:p>
          <text:p text:style-name="P1">ApiUtil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4.911cm" svg:y1="-4.207cm" svg:x2="28.775cm" svg:y2="-4.188cm" draw:start-shape="id106" draw:start-glue-point="7" draw:end-shape="id107" svg:d="M24911-4207l3864 19" svg:viewBox="0 0 3865 20">
          <text:p/>
        </draw:connector>
        <draw:connector draw:style-name="gr24" draw:text-style-name="P1" draw:layer="layout" draw:type="line" svg:x1="22.562cm" svg:y1="-2.556cm" svg:x2="22.543cm" svg:y2="0.481cm" draw:start-shape="id106" draw:start-glue-point="6" draw:end-shape="id108" draw:end-glue-point="4" svg:d="M22562-2556l-19 3037" svg:viewBox="0 0 20 3038">
          <text:p/>
        </draw:connector>
        <draw:connector draw:style-name="gr24" draw:text-style-name="P1" draw:layer="layout" draw:type="curve" svg:x1="33.029cm" svg:y1="-3.045cm" svg:x2="22.542cm" svg:y2="0.481cm" draw:start-shape="id107" draw:start-glue-point="2" draw:end-shape="id108" draw:end-glue-point="0" svg:d="M33029-3045c0 2644-10487 882-10487 3526" svg:viewBox="0 0 10488 3527">
          <text:p/>
        </draw:connector>
        <draw:custom-shape draw:style-name="gr127" draw:text-style-name="P1" draw:layer="layout" svg:width="10.833cm" svg:height="1.651cm" svg:x="27.378cm" svg:y="-9.441cm">
          <text:p text:style-name="P1">ignore_call – static bool</text:p>
          <text:p text:style-name="P1">i.e. this method is not called first time</text:p>
          <draw:enhanced-geometry svg:viewBox="0 0 21600 21600" draw:text-areas="800 800 20800 20800" draw:type="round-rectangular-callout" draw:modifiers="-5931.3273029352 67467.3123486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28" draw:text-style-name="P1" xml:id="id109" draw:id="id109" draw:layer="layout" svg:width="5.842cm" svg:height="2.032cm" svg:x="6.588cm" svg:y="-11.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xml:id="id110" draw:id="id110" draw:layer="layout" svg:width="9.398cm" svg:height="3.429cm" svg:x="4.81cm" svg:y="-7.382cm">
          <text:p text:style-name="P1">dev_to_del = local_cmd.dev;</text:p>
          <text:p text:style-name="P1">name_to_del = local_cmd.name;</text:p>
          <text:p text:style-name="P1">type_to_del = local_cmd.type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9.509cm" svg:y1="-9.668cm" svg:x2="9.509cm" svg:y2="-7.382cm" draw:start-shape="id109" draw:start-glue-point="8" draw:end-shape="id110" draw:end-glue-point="0" svg:d="M9509-9668v2286" svg:viewBox="0 0 1 2287">
          <text:p/>
        </draw:connector>
        <draw:custom-shape draw:style-name="gr130" draw:text-style-name="P1" draw:layer="layout" svg:width="16.891cm" svg:height="4.826cm" svg:x="16.707cm" svg:y="-8.587cm">
          <text:p/>
          <draw:enhanced-geometry svg:viewBox="0 0 21600 21600" draw:text-areas="800 800 20800 20800" draw:type="round-rectangular-callout" draw:modifiers="-7050.81695477149 38823.6171535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1" draw:layer="layout" svg:width="17.08cm" svg:height="3.806cm" svg:x="16.645cm" svg:y="-8.079cm">
          <draw:text-box>
            <text:p>if (et_ite-&gt;dev == PollThread::dev_to_del)</text:p>
            <text:p><text:s text:c="8"/>{</text:p>
            <text:p><text:s text:c="12"/>if (et_ite-&gt;type == PollThread::type_to_del)</text:p>
            <text:p><text:s text:c="12"/>{</text:p>
            <text:p><text:s text:c="16"/>if (et_ite-&gt;name[0] == PollThread::name_to_del)}</text:p>
          </draw:text-box>
        </draw:frame>
        <draw:connector draw:style-name="gr24" draw:text-style-name="P1" draw:layer="layout" draw:type="line" svg:x1="9.509cm" svg:y1="-3.953cm" svg:x2="9.544cm" svg:y2="-1.413cm" draw:start-shape="id110" draw:start-glue-point="2" draw:end-shape="id111" draw:end-glue-point="4" svg:d="M9509-3953l35 2540" svg:viewBox="0 0 36 2541">
          <text:p/>
        </draw:connector>
        <draw:custom-shape draw:style-name="gr132" draw:text-style-name="P1" xml:id="id111" draw:id="id111" draw:layer="layout" svg:width="7.874cm" svg:height="2.413cm" svg:x="5.607cm" svg:y="-1.413cm">
          <text:p text:style-name="P1">Found In ext_trig_work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3" draw:text-style-name="P1" xml:id="id112" draw:id="id112" draw:layer="layout" svg:width="8.509cm" svg:height="2.413cm" svg:x="-5.985cm" svg:y="-1.362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5.607cm" svg:y1="-0.206cm" svg:x2="2.524cm" svg:y2="-0.156cm" draw:start-shape="id111" draw:start-glue-point="5" draw:end-shape="id112" svg:d="M5607-206l-3083 50" svg:viewBox="0 0 3084 51">
          <text:p/>
        </draw:connector>
        <draw:custom-shape draw:style-name="gr134" draw:text-style-name="P1" draw:layer="layout" svg:width="8.255cm" svg:height="1.27cm" svg:x="-12.462cm" svg:y="-3.953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1" xml:id="id113" draw:id="id113" draw:layer="layout" svg:width="4.826cm" svg:height="3.048cm" svg:x="17.383cm" svg:y="1.635cm">
          <text:p text:style-name="P1">Not polling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3.481cm" svg:y1="-0.206cm" svg:x2="19.796cm" svg:y2="1.635cm" draw:start-shape="id111" draw:start-glue-point="7" draw:end-shape="id113" draw:end-glue-point="4" svg:d="M13481-206l6315 1841" svg:viewBox="0 0 6316 1842">
          <text:p/>
        </draw:connector>
        <draw:connector draw:style-name="gr24" draw:text-style-name="P1" draw:layer="layout" draw:type="curve" draw:line-skew="-7.82cm 3.356cm" svg:x1="17.383cm" svg:y1="3.159cm" svg:x2="26.972cm" svg:y2="15.148cm" draw:start-shape="id113" draw:start-glue-point="5" draw:end-shape="id114" draw:end-glue-point="4" svg:d="M17383 3159c-12481 0-10402 5057-4884 7351s14473 1824 14473 4638" svg:viewBox="0 0 18823 11990">
          <text:p/>
        </draw:connector>
        <draw:custom-shape draw:style-name="gr136" draw:text-style-name="P1" xml:id="id115" draw:id="id115" draw:layer="layout" svg:width="4.826cm" svg:height="3.81cm" svg:x="22.006cm" svg:y="4.956cm">
          <text:p text:style-name="P1">Poll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2.209cm" svg:y1="3.159cm" svg:x2="24.419cm" svg:y2="4.956cm" draw:start-shape="id113" draw:start-glue-point="7" draw:end-shape="id115" draw:end-glue-point="4" svg:d="M22209 3159l2210 1797" svg:viewBox="0 0 2211 1798">
          <text:p/>
        </draw:connector>
        <draw:custom-shape draw:style-name="gr137" draw:text-style-name="P1" xml:id="id116" draw:id="id116" draw:layer="layout" svg:width="5.207cm" svg:height="2.032cm" svg:x="11.795cm" svg:y="5.826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2.006cm" svg:y1="6.861cm" svg:x2="17.002cm" svg:y2="6.842cm" draw:start-shape="id115" draw:start-glue-point="5" draw:end-shape="id116" draw:end-glue-point="10" svg:d="M22006 6861l-5004-19" svg:viewBox="0 0 5005 20">
          <text:p/>
        </draw:connector>
        <draw:custom-shape draw:style-name="gr138" draw:text-style-name="P1" xml:id="id117" draw:id="id117" draw:layer="layout" svg:width="5.08cm" svg:height="1.651cm" svg:x="30.845cm" svg:y="5.953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6.832cm" svg:y1="6.861cm" svg:x2="30.845cm" svg:y2="6.779cm" draw:start-shape="id115" draw:start-glue-point="7" draw:end-shape="id117" draw:end-glue-point="6" svg:d="M26832 6861l4013-82" svg:viewBox="0 0 4014 83">
          <text:p/>
        </draw:connector>
        <draw:connector draw:style-name="gr24" draw:text-style-name="P1" draw:layer="layout" draw:type="curve" svg:x1="14.399cm" svg:y1="7.858cm" svg:x2="26.972cm" svg:y2="15.148cm" draw:start-shape="id116" draw:start-glue-point="8" draw:end-shape="id114" draw:end-glue-point="4" svg:d="M14399 7858c0 5467 12573 1823 12573 7290" svg:viewBox="0 0 12574 7291">
          <text:p/>
        </draw:connector>
        <draw:connector draw:style-name="gr24" draw:text-style-name="P1" draw:layer="layout" draw:type="curve" svg:x1="33.385cm" svg:y1="7.604cm" svg:x2="26.972cm" svg:y2="15.148cm" draw:start-shape="id117" draw:start-glue-point="8" draw:end-shape="id114" draw:end-glue-point="4" svg:d="M33385 7604c0 5658-6413 1886-6413 7544" svg:viewBox="0 0 6414 7545">
          <text:p/>
        </draw:connector>
        <draw:custom-shape draw:style-name="gr133" draw:text-style-name="P1" xml:id="id114" draw:id="id114" draw:layer="layout" svg:width="8.509cm" svg:height="2.413cm" svg:x="22.717cm" svg:y="15.148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8.255cm" svg:height="1.27cm" svg:x="16.24cm" svg:y="12.557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139" draw:text-style-name="P1" xml:id="id118" draw:id="id118" draw:layer="layout" svg:width="5.715cm" svg:height="1.905cm" svg:x="7.35cm" svg:y="-12.20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" xml:id="id119" draw:id="id119" draw:layer="layout" svg:width="9.717cm" svg:height="3.556cm" svg:x="5.404cm" svg:y="-8.598cm">
          <text:p text:style-name="P1">Create new WorkItem:</text:p>
          <text:p text:style-name="P1">Dev = local_cmd.dev;</text:p>
          <text:p text:style-name="P1">poll_list = dev-&gt;get_poll_obj_list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207cm" svg:y1="-10.303cm" svg:x2="10.262cm" svg:y2="-8.598cm" draw:start-shape="id118" draw:start-glue-point="8" draw:end-shape="id119" draw:end-glue-point="0" svg:d="M10207-10303l55 1705" svg:viewBox="0 0 56 1706">
          <text:p/>
        </draw:connector>
        <draw:custom-shape draw:style-name="gr141" draw:text-style-name="P1" xml:id="id120" draw:id="id120" draw:layer="layout" svg:width="8.925cm" svg:height="4.472cm" svg:x="5.78cm" svg:y="-2.71cm">
          <text:p text:style-name="P1">PollObjType == ATTR</text:p>
          <text:p text:style-name="P1">Dev.idl &gt;= 4</text:p>
          <text:p text:style-name="P1">Not polling_bef_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262cm" svg:y1="-5.042cm" svg:x2="10.243cm" svg:y2="-2.71cm" draw:start-shape="id119" draw:start-glue-point="2" draw:end-shape="id120" draw:end-glue-point="4" svg:d="M10262-5042l-19 2332" svg:viewBox="0 0 20 2333">
          <text:p/>
        </draw:connector>
        <draw:custom-shape draw:style-name="gr142" draw:text-style-name="P1" draw:layer="layout" svg:width="14.859cm" svg:height="3.048cm" svg:x="19.288cm" svg:y="-8.463cm">
          <text:p text:style-name="P1">Get type from poll_list (dev?) by local_cmd.ndx: </text:p>
          <text:p text:style-name="P1">(*wo.poll_list)[local_cmd.index]-&gt;get_type()</text:p>
          <draw:enhanced-geometry svg:viewBox="0 0 21600 21600" draw:text-areas="800 800 20800 20800" draw:type="round-rectangular-callout" draw:modifiers="-10099.3808882907 47500.1639881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3" draw:text-style-name="P1" xml:id="id121" draw:id="id121" draw:layer="layout" svg:width="11.811cm" svg:height="4.564cm" svg:x="20.939cm" svg:y="-2.848cm">
          <text:p text:style-name="P1">Find in works if:</text:p>
          <text:p text:style-name="P1">wi.dev == local_cmd.dev &amp;&amp; </text:p>
          <text:p text:style-name="P1">wi.update == new_upd &amp;&amp; </text:p>
          <text:p text:style-name="P1">wi.type == new_type;</text:p>
          <text:p text:style-name="P1">And add a <text:s/>new name to found WI.name</text:p>
          <text:p text:style-name="P1">Set found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4.705cm" svg:y1="-0.474cm" svg:x2="20.939cm" svg:y2="-0.566cm" draw:start-shape="id120" draw:start-glue-point="7" draw:end-shape="id121" draw:end-glue-point="3" svg:d="M14705-474l6234-92" svg:viewBox="0 0 6235 93">
          <text:p/>
        </draw:connector>
        <draw:custom-shape draw:style-name="gr144" draw:text-style-name="P1" xml:id="id122" draw:id="id122" draw:layer="layout" svg:width="4.037cm" svg:height="1.932cm" svg:x="8.266cm" svg:y="5.718cm">
          <text:p text:style-name="P1">Not 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243cm" svg:y1="1.762cm" svg:x2="10.285cm" svg:y2="5.718cm" draw:start-shape="id120" draw:start-glue-point="6" draw:end-shape="id122" draw:end-glue-point="4" svg:d="M10243 1762l42 3956" svg:viewBox="0 0 43 3957">
          <text:p/>
        </draw:connector>
        <draw:connector draw:style-name="gr145" draw:text-style-name="P1" draw:layer="layout" draw:type="line" svg:x1="26.844cm" svg:y1="1.716cm" svg:x2="10.285cm" svg:y2="5.718cm" draw:start-shape="id121" draw:start-glue-point="2" draw:end-shape="id122" draw:end-glue-point="4" svg:d="M26844 1716l-16559 4002" svg:viewBox="0 0 16560 4003">
          <text:p/>
        </draw:connector>
        <draw:custom-shape draw:style-name="gr146" draw:text-style-name="P1" xml:id="id123" draw:id="id123" draw:layer="layout" svg:width="3.683cm" svg:height="1.778cm" svg:x="2.732cm" svg:y="5.77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66cm" svg:y1="6.684cm" svg:x2="6.415cm" svg:y2="6.661cm" draw:start-shape="id122" draw:start-glue-point="5" draw:end-shape="id123" draw:end-glue-point="10" svg:d="M8266 6684l-1851-23" svg:viewBox="0 0 1852 24">
          <text:p/>
        </draw:connector>
        <draw:custom-shape draw:style-name="gr147" draw:text-style-name="P1" xml:id="id124" draw:id="id124" draw:layer="layout" svg:width="6.985cm" svg:height="3.937cm" svg:x="23.109cm" svg:y="4.656cm">
          <text:p text:style-name="P1">Create WorkItem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2.303cm" svg:y1="6.684cm" svg:x2="23.109cm" svg:y2="6.624cm" draw:start-shape="id122" draw:start-glue-point="7" draw:end-shape="id124" svg:d="M12303 6684l10806-60" svg:viewBox="0 0 10807 61">
          <text:p/>
        </draw:connector>
        <draw:custom-shape draw:style-name="gr148" draw:text-style-name="P1" xml:id="id125" draw:id="id125" draw:layer="layout" svg:width="6.858cm" svg:height="3.81cm" svg:x="23.225cm" svg:y="10.525cm">
          <text:p text:style-name="P1">WorkItem.update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9" draw:text-style-name="P1" xml:id="id126" draw:id="id126" draw:layer="layout" svg:width="6.731cm" svg:height="2.413cm" svg:x="33.004cm" svg:y="11.233cm">
          <text:p text:style-name="P1">Insert to ext_trigger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0.083cm" svg:y1="12.43cm" svg:x2="33.004cm" svg:y2="12.439cm" draw:start-shape="id125" draw:start-glue-point="7" draw:end-shape="id126" draw:end-glue-point="3" svg:d="M30083 12430l2921 9" svg:viewBox="0 0 2922 10">
          <text:p/>
        </draw:connector>
        <draw:connector draw:style-name="gr24" draw:text-style-name="P1" draw:layer="layout" draw:type="line" svg:x1="26.601cm" svg:y1="8.593cm" svg:x2="26.654cm" svg:y2="10.525cm" draw:start-shape="id124" draw:start-glue-point="2" draw:end-shape="id125" svg:d="M26601 8593l53 1932" svg:viewBox="0 0 54 1933">
          <text:p/>
        </draw:connector>
        <draw:custom-shape draw:style-name="gr150" draw:text-style-name="P1" xml:id="id127" draw:id="id127" draw:layer="layout" svg:width="9.398cm" svg:height="2.667cm" svg:x="10.682cm" svg:y="11.141cm">
          <text:p text:style-name="P1"/>
          <draw:enhanced-geometry svg:viewBox="0 0 21600 21600" draw:type="rectangle" draw:enhanced-path="M 0 0 L 21600 0 21600 21600 0 21600 0 0 Z N"/>
        </draw:custom-shape>
        <draw:frame draw:style-name="gr131" draw:text-style-name="P2" draw:layer="layout" svg:width="8.943cm" svg:height="2.384cm" svg:x="10.936cm" svg:y="11.141cm">
          <draw:text-box>
            <text:p text:style-name="P2">insert_in_list(wo);</text:p>
            <text:p text:style-name="P2">tune_ctr = (works.size() &lt;&lt; 2);</text:p>
            <text:p text:style-name="P2">need_two_tuning = true;</text:p>
          </draw:text-box>
        </draw:frame>
        <draw:connector draw:style-name="gr24" draw:text-style-name="P1" draw:layer="layout" draw:type="line" svg:x1="23.225cm" svg:y1="12.43cm" svg:x2="20.08cm" svg:y2="12.474cm" draw:start-shape="id125" draw:start-glue-point="5" draw:end-shape="id127" svg:d="M23225 12430l-3145 44" svg:viewBox="0 0 3146 45">
          <text:p/>
        </draw:connector>
        <draw:custom-shape draw:style-name="gr151" draw:text-style-name="P1" xml:id="id128" draw:id="id128" draw:layer="layout" svg:width="6.731cm" svg:height="2.413cm" svg:x="23.479cm" svg:y="18.90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15.381cm" svg:y1="13.808cm" svg:x2="26.844cm" svg:y2="18.907cm" draw:start-shape="id127" draw:start-glue-point="2" draw:end-shape="id128" svg:d="M15381 13808c0 3823 11463 1274 11463 5099" svg:viewBox="0 0 11464 5100">
          <text:p/>
        </draw:connector>
        <draw:connector draw:style-name="gr24" draw:text-style-name="P1" draw:layer="layout" draw:type="curve" svg:x1="36.369cm" svg:y1="13.646cm" svg:x2="26.845cm" svg:y2="18.907cm" draw:start-shape="id126" draw:start-glue-point="2" draw:end-shape="id128" draw:end-glue-point="4" svg:d="M36369 13646c0 3945-9524 1315-9524 5261" svg:viewBox="0 0 9525 5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11T16:07:22.783233893</dc:date>
    <meta:editing-duration>PT5H12M44S</meta:editing-duration>
    <meta:editing-cycles>16</meta:editing-cycles>
    <meta:generator>LibreOffice/4.3.3.2$Linux_X86_64 LibreOffice_project/430m0$Build-2</meta:generator>
    <meta:document-statistic meta:object-count="305"/>
  </office:meta>
</office:document-meta>
</file>